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33.36mm"/>
    </style:style>
    <style:style style:name="co3" style:family="table-column">
      <style:table-column-properties fo:break-before="auto" style:column-width="32.19mm"/>
    </style:style>
    <style:style style:name="co4" style:family="table-column">
      <style:table-column-properties fo:break-before="auto" style:column-width="9.63mm"/>
    </style:style>
    <style:style style:name="co5" style:family="table-column">
      <style:table-column-properties fo:break-before="auto" style:column-width="25.12mm"/>
    </style:style>
    <style:style style:name="co6" style:family="table-column">
      <style:table-column-properties fo:break-before="auto" style:column-width="23.35mm"/>
    </style:style>
    <style:style style:name="co7" style:family="table-column">
      <style:table-column-properties fo:break-before="auto" style:column-width="20.43mm"/>
    </style:style>
    <style:style style:name="co8" style:family="table-column">
      <style:table-column-properties fo:break-before="auto" style:column-width="27.48mm"/>
    </style:style>
    <style:style style:name="co9" style:family="table-column">
      <style:table-column-properties fo:break-before="auto" style:column-width="21.4mm"/>
    </style:style>
    <style:style style:name="co10" style:family="table-column">
      <style:table-column-properties fo:break-before="auto" style:column-width="27.09mm"/>
    </style:style>
    <style:style style:name="co11" style:family="table-column">
      <style:table-column-properties fo:break-before="auto" style:column-width="36.69mm"/>
    </style:style>
    <style:style style:name="co12" style:family="table-column">
      <style:table-column-properties fo:break-before="auto" style:column-width="10.81mm"/>
    </style:style>
    <style:style style:name="co13" style:family="table-column">
      <style:table-column-properties fo:break-before="auto" style:column-width="79.83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uto_Rand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zahl Random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Treibstoff (group)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Mf Marke Id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Treibstoff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Wohnviertel Id (Wohnviertel Centroide.Sas7Bdat)</text:p>
          </table:table-cell>
          <table:table-cell office:value-type="string" calcext:value-type="string">
            <text:p>Wohnviertel Id</text:p>
          </table:table-cell>
          <table:table-cell office:value-type="string" calcext:value-type="string">
            <text:p>Wohnvierte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de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wing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wing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7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lfa Romeo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gi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5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lfa Romeo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5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6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ubar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gi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ubar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est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4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lan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e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ubar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e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4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lfa Romeo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2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5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icass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Nissa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lme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oxst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ubar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est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ubar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yg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e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4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7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7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072391</text:p>
          </table:table-cell>
          <table:table-cell office:value-type="string" calcext:value-type="string">
            <text:p>7,66613960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Betting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de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de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Dac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er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utland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ec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Nissa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ic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yg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tarle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lfa Rome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iuliett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7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wing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ttr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utland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7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lfa Romeo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16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65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veric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e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icroca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issa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Qashqa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e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4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7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lfa Romeo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upé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p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16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lfa Romeo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lfa Rome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iuliett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16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issa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Qashqa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orsch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é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wing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aab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e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oomst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upé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icroca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4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5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7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9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Hyunda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Benz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yg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Hyunda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Hyunda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Hyunda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Alfa Rome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iuliett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yg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831974</text:p>
          </table:table-cell>
          <table:table-cell office:value-type="string" calcext:value-type="string">
            <text:p>7,59208381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ltstadt Kleinbase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Hyunda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Nissa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ic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Nissa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Qashqai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eriv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ango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e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e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ma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ortw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uzuk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 und Elektri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 und Elektri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 und Elektri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Hon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Benzin und Elektri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a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bl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3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a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07br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k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a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k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a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lfa Rome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59sw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16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18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50cdi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3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zda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k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e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hamb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deo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deo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urneo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16d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60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Grand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2034765</text:p>
          </table:table-cell>
          <table:table-cell office:value-type="string" calcext:value-type="string">
            <text:p>7,6197266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reit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Jee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ndcheroke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a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90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yunda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60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30785042</text:p>
          </table:table-cell>
          <table:table-cell office:value-type="string" calcext:value-type="string">
            <text:p>7,59810805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uderholz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8247527</text:p>
          </table:table-cell>
          <table:table-cell office:value-type="string" calcext:value-type="string">
            <text:p>7,57152199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chlett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275061</text:p>
          </table:table-cell>
          <table:table-cell office:value-type="string" calcext:value-type="string">
            <text:p>7,56982684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otthelf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Kug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18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ano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90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831974</text:p>
          </table:table-cell>
          <table:table-cell office:value-type="string" calcext:value-type="string">
            <text:p>7,59208381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ltstadt Kleinbase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831974</text:p>
          </table:table-cell>
          <table:table-cell office:value-type="string" calcext:value-type="string">
            <text:p>7,59208381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ltstadt Kleinbase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3973994</text:p>
          </table:table-cell>
          <table:table-cell office:value-type="string" calcext:value-type="string">
            <text:p>7,59607493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607537</text:p>
          </table:table-cell>
          <table:table-cell office:value-type="string" calcext:value-type="string">
            <text:p>7,60611176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ettste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3818735</text:p>
          </table:table-cell>
          <table:table-cell office:value-type="string" calcext:value-type="string">
            <text:p>7,61751651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rzbrunne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Kug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e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uperb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a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areg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50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60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70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esta1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urneo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5249405</text:p>
          </table:table-cell>
          <table:table-cell office:value-type="string" calcext:value-type="string">
            <text:p>7,66107559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sserkantona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Land Rov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1734258</text:p>
          </table:table-cell>
          <table:table-cell office:value-type="string" calcext:value-type="string">
            <text:p>7,59171366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rstädt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16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5336607</text:p>
          </table:table-cell>
          <table:table-cell office:value-type="string" calcext:value-type="string">
            <text:p>7,5785601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 Rin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16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0d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M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Citroë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mpy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ercedes-Ben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to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nsign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ivaro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Renaul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gu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7740610</text:p>
          </table:table-cell>
          <table:table-cell office:value-type="string" calcext:value-type="string">
            <text:p>7,605414391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. Alb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0904373</text:p>
          </table:table-cell>
          <table:table-cell office:value-type="string" calcext:value-type="string">
            <text:p>7,56588935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eli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2168422</text:p>
          </table:table-cell>
          <table:table-cell office:value-type="string" calcext:value-type="string">
            <text:p>7,57280945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t. Johan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or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6507744</text:p>
          </table:table-cell>
          <table:table-cell office:value-type="string" calcext:value-type="string">
            <text:p>7,60434150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Peugeo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osenta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67962785</text:p>
          </table:table-cell>
          <table:table-cell office:value-type="string" calcext:value-type="string">
            <text:p>7,590866089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tthäu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4325399</text:p>
          </table:table-cell>
          <table:table-cell office:value-type="string" calcext:value-type="string">
            <text:p>7,59198188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lybec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83473469</text:p>
          </table:table-cell>
          <table:table-cell office:value-type="string" calcext:value-type="string">
            <text:p>7,597088814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oblo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leinhüning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Skod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Toyot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aris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75686131</text:p>
          </table:table-cell>
          <table:table-cell office:value-type="string" calcext:value-type="string">
            <text:p>7,65051841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ol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c60</text:p>
          </table:table-cell>
          <table:table-cell office:value-type="string" calcext:value-type="string">
            <text:p>Dies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iehe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izität / Hybri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56104110</text:p>
          </table:table-cell>
          <table:table-cell office:value-type="string" calcext:value-type="string">
            <text:p>7,589728832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tsubish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lektrizitä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stadt Grossbase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g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Erd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g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Ope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Zafira</text:p>
          </table:table-cell>
          <table:table-cell office:value-type="string" calcext:value-type="string">
            <text:p>Erd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g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Erd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g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Erd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g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uran</text:p>
          </table:table-cell>
          <table:table-cell office:value-type="string" calcext:value-type="string">
            <text:p>Erd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g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Erdgas und 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g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,543388166</text:p>
          </table:table-cell>
          <table:table-cell office:value-type="string" calcext:value-type="string">
            <text:p>7,592303753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Fia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Erdgas und Benz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ndeldin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35" meta:object-count="0"/>
    <meta:generator>LibreOffice/5.0.6.3$MacOSX_X86_64 LibreOffice_project/490fc03b25318460cfc54456516ea2519c11d1aa</meta:generator>
  </office:meta>
</office:document-meta>
</file>